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.40145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.43818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.47448in, 0in)" style:horizontal-rel="page-content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fo:clip="rect(0in, 0in, 0.2415in, 0in)" style:horizontal-rel="page-content" style:vertical-rel="paragraph" style:horizontal-pos="center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fo:clip="rect(0in, 0in, 0.13438in, 0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.39784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.22761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.22684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.42056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.00722in, -0.0254in, 0.30221in, 0.0254in)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.22736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.00923in, 0.10139in, 0.34986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.31192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name="Picture 4" text:anchor-type="paragraph" svg:x="-0.19583in" svg:y="-0.22083in" svg:width="7.125in" svg:height="3.7833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Picture 5" text:anchor-type="paragraph" svg:x="-0.27917in" svg:y="0.12014in" svg:width="7.36667in" svg:height="5.95833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style-name="a2" draw:name="Picture 6" text:anchor-type="paragraph" svg:x="-0.32917in" svg:y="-0.47917in" svg:width="7.375in" svg:height="5.29167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style-name="a3" draw:name="Picture 7" text:anchor-type="paragraph" svg:x="0in" svg:y="0.21319in" svg:width="7.44167in" svg:height="4.85833in" style:rel-width="scale" style:rel-height="scale"><draw:image xlink:href="media/image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2336" draw:style-name="a4" draw:name="Picture 8" text:anchor-type="paragraph" svg:x="0in" svg:y="-0.00417in" svg:width="7.35in" svg:height="2.06667in" style:rel-width="scale" style:rel-height="scale"><draw:image xlink:href="media/image5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style-name="a5" draw:name="Picture 9" text:anchor-type="paragraph" svg:x="-0.39583in" svg:y="0.14583in" svg:width="7.36667in" svg:height="2.325in" style:rel-width="scale" style:rel-height="scale"><draw:image xlink:href="media/image6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4384" draw:style-name="a6" draw:name="Picture 10" text:anchor-type="paragraph" svg:x="-0.4625in" svg:y="0.22986in" svg:width="7.45in" svg:height="2.2in" style:rel-width="scale" style:rel-height="scale"><draw:image xlink:href="media/image7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5408" draw:style-name="a7" draw:name="Picture 11" text:anchor-type="paragraph" svg:x="-0.4125in" svg:y="0.25486in" svg:width="7.55in" svg:height="2.06667in" style:rel-width="scale" style:rel-height="scale"><draw:image xlink:href="media/image8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66432" draw:style-name="a8" draw:name="Picture 12" text:anchor-type="paragraph" svg:x="-0.2875in" svg:y="-0.1625in" svg:width="7.30556in" svg:height="1.98264in" style:rel-width="scale" style:rel-height="scale"><draw:image xlink:href="media/image9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7456" draw:style-name="a9" draw:name="Picture 13" text:anchor-type="paragraph" svg:x="0in" svg:y="0.2125in" svg:width="7.25in" svg:height="5.8in" style:rel-width="scale" style:rel-height="scale"><draw:image xlink:href="media/image10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8480" draw:style-name="a10" draw:name="Picture 14" text:anchor-type="paragraph" svg:x="-0.40417in" svg:y="0.11319in" svg:width="7.53293in" svg:height="1.9583in" style:rel-width="scale" style:rel-height="scale"><draw:image xlink:href="media/image1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9504" draw:style-name="a11" draw:name="Picture 15" text:anchor-type="paragraph" svg:x="-0.4625in" svg:y="-0.49583in" svg:width="7.51667in" svg:height="4.80833in" style:rel-width="scale" style:rel-height="scale"><draw:image xlink:href="media/image12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0528" draw:style-name="a12" draw:name="Picture 16" text:anchor-type="paragraph" svg:x="-0.52917in" svg:y="0.11319in" svg:width="7.71667in" svg:height="1.675in" style:rel-width="scale" style:rel-height="scale"><draw:image xlink:href="media/image13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1552" draw:style-name="a13" draw:name="Picture 17" text:anchor-type="paragraph" svg:x="-0.4875in" svg:y="0.17153in" svg:width="7.73333in" svg:height="1.58333in" style:rel-width="scale" style:rel-height="scale"><draw:image xlink:href="media/image14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2576" draw:style-name="a14" draw:name="Picture 18" text:anchor-type="paragraph" svg:x="0in" svg:y="0.22153in" svg:width="7.76667in" svg:height="1.55833in" style:rel-width="scale" style:rel-height="scale"><draw:image xlink:href="media/image15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z-index="251673600" draw:style-name="a15" draw:name="Picture 19" text:anchor-type="paragraph" svg:x="-0.4125in" svg:y="-0.42083in" svg:width="7.45in" svg:height="2.30764in" style:rel-width="scale" style:rel-height="scale"><draw:image xlink:href="media/image16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4624" draw:style-name="a16" draw:name="Picture 20" text:anchor-type="paragraph" svg:x="-0.47917in" svg:y="0.10417in" svg:width="7.45833in" svg:height="3.81667in" style:rel-width="scale" style:rel-height="scale"><draw:image xlink:href="media/image1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5648" draw:style-name="a17" draw:name="Picture 21" text:anchor-type="paragraph" svg:x="-0.5375in" svg:y="0.18819in" svg:width="7.70122in" svg:height="3.39151in" style:rel-width="scale" style:rel-height="scale"><draw:image xlink:href="media/image18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6672" draw:style-name="a18" draw:name="Picture 22" text:anchor-type="paragraph" svg:x="0in" svg:y="0.00417in" svg:width="7.44167in" svg:height="2.7in" style:rel-width="scale" style:rel-height="scale"><draw:image xlink:href="media/image19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7696" draw:style-name="a19" draw:name="Picture 23" text:anchor-type="paragraph" svg:x="-0.37917in" svg:y="0.14583in" svg:width="7.50833in" svg:height="3.31667in" style:rel-width="scale" style:rel-height="scale"><draw:image xlink:href="media/image20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78720" draw:style-name="a20" draw:name="Picture 24" text:anchor-type="paragraph" svg:x="-0.42917in" svg:y="0.10486in" svg:width="7.59167in" svg:height="3.125in" style:rel-width="scale" style:rel-height="scale"><draw:image xlink:href="media/image21.jpeg" xlink:type="simple" xlink:show="embed" xlink:actuate="onLoad"/><svg:title/><svg:desc/></draw:frame></text:p>
      <text:p text:style-name="Normal"/>
      <text:p text:style-name="Normal"/>
      <text:p text:style-name="P2"><text:tab/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draw:z-index="251679744" draw:style-name="a21" draw:name="Picture 25" text:anchor-type="paragraph" svg:x="0in" svg:y="-0.32083in" svg:width="7.35in" svg:height="2.76667in" style:rel-width="scale" style:rel-height="scale"><draw:image xlink:href="media/image22.jpeg" xlink:type="simple" xlink:show="embed" xlink:actuate="onLoad"/><svg:title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draw:frame draw:z-index="251680768" draw:style-name="a22" draw:name="Picture 26" text:anchor-type="paragraph" svg:x="-0.37083in" svg:y="0.20417in" svg:width="7.4in" svg:height="2.65in" style:rel-width="scale" style:rel-height="scale"><draw:image xlink:href="media/image23.jpeg" xlink:type="simple" xlink:show="embed" xlink:actuate="onLoad"/><svg:title/><svg:desc/></draw:frame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jas Arora</meta:initial-creator>
    <dc:creator>Ojas Arora</dc:creator>
    <meta:creation-date>2024-02-12T10:57:00Z</meta:creation-date>
    <dc:date>2024-02-12T11:40:00Z</dc:date>
    <meta:template xlink:href="Normal" xlink:type="simple"/>
    <meta:editing-cycles>9</meta:editing-cycles>
    <meta:editing-duration>PT1800S</meta:editing-duration>
    <meta:document-statistic meta:page-count="8" meta:paragraph-count="1" meta:word-count="60" meta:character-count="405" meta:row-count="2" meta:non-whitespace-character-count="346"/>
  </office:meta>
</office:document-meta>
</file>